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text-properties officeooo:rsid="001b6994" officeooo:paragraph-rsid="001b6994"/>
    </style:style>
    <style:style style:name="P2" style:family="paragraph" style:parent-style-name="Heading_20_1">
      <style:text-properties officeooo:rsid="001b6994" officeooo:paragraph-rsid="001b6994"/>
    </style:style>
    <style:style style:name="P3" style:family="paragraph" style:parent-style-name="Heading_20_1">
      <style:text-properties officeooo:rsid="001c3850" officeooo:paragraph-rsid="001c3850"/>
    </style:style>
    <style:style style:name="P4" style:family="paragraph" style:parent-style-name="Preformatted_20_Text">
      <style:text-properties fo:font-style="italic" officeooo:rsid="001c3850" officeooo:paragraph-rsid="001c3850" style:font-style-asian="italic" style:font-style-complex="italic"/>
    </style:style>
    <style:style style:name="P5" style:family="paragraph" style:parent-style-name="Text_20_body">
      <style:text-properties officeooo:rsid="001b6994" officeooo:paragraph-rsid="001b6994"/>
    </style:style>
    <style:style style:name="P6" style:family="paragraph" style:parent-style-name="Text_20_body" style:list-style-name="L1">
      <style:text-properties officeooo:paragraph-rsid="001b6994"/>
    </style:style>
    <style:style style:name="P7" style:family="paragraph" style:parent-style-name="Text_20_body" style:list-style-name="L1">
      <style:text-properties officeooo:rsid="001c3850" officeooo:paragraph-rsid="001c3850"/>
    </style:style>
    <style:style style:name="P8" style:family="paragraph" style:parent-style-name="Text_20_body">
      <style:text-properties officeooo:rsid="001c3850" officeooo:paragraph-rsid="001c3850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officeooo:rsid="001c385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>Pregunta 1</text:h>
      <text:p text:style-name="P5">Podemos empezar usando el comando <text:span text:style-name="T1">blkid</text:span><text:span text:style-name="T2"> para consultar la lista de nuestras particiones, así como más información acerca de ellas. A nivel informativo, también nos puede interesar </text:span><text:span text:style-name="T1">df</text:span><text:span text:style-name="T2">, que nos resume el uso del disco por particiones.</text:span></text:p>
      <text:p text:style-name="P5"><text:span text:style-name="T2">Para redimensionar, crear o borrar particiones, entre otras funcionalidades, podemos usar el programa de software libre </text:span><text:span text:style-name="T1">gparted</text:span><text:span text:style-name="T2">, disponible para cualquier distribución Linux, Windows, etc.</text:span></text:p>
      <text:h text:style-name="P3" text:outline-level="1">Pregunta 2</text:h>
      <text:p text:style-name="P8">Sí. Si usas herramientas seguras como Gparted y la utilizas de manera correcta, realizando copias de seguridad antes de aplicar los cambios, puedes garantizar la seguridad y consistencia de la información al redimensionar particiones.</text:p>
      <text:h text:style-name="P3" text:outline-level="1">Pregunta 3</text:h>
      <text:p text:style-name="P8">Con este comando resolveríamos el problema:</text:p>
      <text:p text:style-name="P4">cat /etc/passwd | cut -d : -f 1 | sort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h text:style-name="P2" text:outline-level="1">Bibliografía</text:h>
      <text:list xml:id="list57092215" text:style-name="L1">
        <text:list-item>
          <text:p text:style-name="P6"><text:a xlink:type="simple" xlink:href="https://gparted.org/" text:style-name="Internet_20_link" text:visited-style-name="Visited_20_Internet_20_Link"><text:span text:style-name="T3">Página oficial de Gparted</text:span></text:a></text:p>
        </text:list-item>
        <text:list-item>
          <text:p text:style-name="P7">Apuntes práctica 1 de Sistemas Operativos (SO) – Universidad de Cádiz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b6994" officeooo:paragraph-rsid="001b6994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Alejandro Guitarte Fernández y Antonio Richarte González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11T11:52:51.351349804</meta:creation-date>
    <meta:generator>LibreOffice/6.4.7.2$Linux_X86_64 LibreOffice_project/40$Build-2</meta:generator>
    <dc:date>2022-03-11T12:14:08.520596040</dc:date>
    <meta:editing-duration>PT9M50S</meta:editing-duration>
    <meta:editing-cycles>1</meta:editing-cycles>
    <meta:document-statistic meta:table-count="0" meta:image-count="0" meta:object-count="0" meta:page-count="1" meta:paragraph-count="12" meta:word-count="141" meta:character-count="929" meta:non-whitespace-character-count="801"/>
  </office:meta>
</office:document-meta>
</file>